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885cm" fo:min-width="1.279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faa61a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5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6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0.865cm">
          <text:p text:style-name="P1"><text:span text:style-name="T1">Helm chart:</text:span></text:p>
          <text:p text:style-name="P1"><text:span text:style-name="T1">senzing/senzing-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1cm" svg:y="4.175cm">
          <text:p text:style-name="P1"><text:span text:style-name="T1">Helm chart:</text:span></text:p>
          <text:p text:style-name="P1"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2.0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3.113cm">
          <text:p text:style-name="P5"><text:span text:style-name="T2">stream-</text:span><text:span text:style-name="T2">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4.224cm" svg:x2="5.445cm" svg:y2="15.478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1cm" svg:y="18.028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6cm" svg:y="19.17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6cm" svg:y="20.276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6cm" svg:y1="17.256cm" svg:x2="5.446cm" svg:y2="20.558cm">
          <text:p/>
        </draw:line>
        <draw:custom-shape draw:style-name="gr13" draw:text-style-name="P12" draw:layer="layout" svg:width="1.778cm" svg:height="1.816cm" svg:x="4.61cm" svg:y="15.458cm">
          <text:p text:style-name="P11"><text:span text:style-name="T2">Azure</text:span><text:span text:style-name="T2"><text:line-break/></text:span><text:span text:style-name="T2">SQL</text:span><text:span text:style-name="T2"><text:line-break/></text:span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9" draw:layer="layout" svg:width="4.445cm" svg:height="0.762cm" svg:x="1.862cm" svg:y="9.113cm">
          <text:p text:style-name="P5"><text:span text:style-name="T2">Azure Message Bus Queu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9.722cm" svg:x2="5.445cm" svg:y2="13.405cm">
          <text:p/>
        </draw:line>
        <draw:line draw:style-name="gr7" draw:text-style-name="P8" draw:layer="layout" svg:x1="5.445cm" svg:y1="7.342cm" svg:x2="5.445cm" svg:y2="9.128cm">
          <text:p/>
        </draw:line>
        <draw:custom-shape draw:style-name="gr1" draw:text-style-name="P2" draw:layer="layout" svg:width="6.35cm" svg:height="3.81cm" svg:x="1.014cm" svg:y="22.464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5cm" svg:y="23.676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8cm" svg:y="24.777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6cm" svg:y1="21.357cm" svg:x2="5.46cm" svg:y2="25.00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2-13T17:08:09.745175916</meta:creation-date>
    <dc:date>2021-09-22T16:59:50.184471904</dc:date>
    <meta:editing-duration>PT2H6M</meta:editing-duration>
    <meta:editing-cycles>39</meta:editing-cycles>
    <meta:generator>LibreOffice/6.4.7.2$Linux_X86_64 LibreOffice_project/40$Build-2</meta:generator>
    <meta:document-statistic meta:object-count="27"/>
  </office:meta>
</office:document-meta>
</file>